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3.598cm"/>
    </style:style>
    <style:style style:name="Tabelle2.B" style:family="table-column">
      <style:table-column-properties style:column-width="13.414cm"/>
    </style:style>
    <style:style style:name="Tabel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e6"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table:align="left"/>
    </style:style>
    <style:style style:name="Tabelle1.A" style:family="table-column">
      <style:table-column-properties style:column-width="3.175cm"/>
    </style:style>
    <style:style style:name="Tabelle1.B" style:family="table-column">
      <style:table-column-properties style:column-width="3.493cm"/>
    </style:style>
    <style:style style:name="Tabelle1.C" style:family="table-column">
      <style:table-column-properties style:column-width="10.345cm"/>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e6"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7.726cm"/>
    </style:style>
    <style:style style:name="Tabelle3.B" style:family="table-column">
      <style:table-column-properties style:column-width="3.607cm"/>
    </style:style>
    <style:style style:name="Tabelle3.C" style:family="table-column">
      <style:table-column-properties style:column-width="5.68cm"/>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7.726cm"/>
    </style:style>
    <style:style style:name="Tabelle4.B" style:family="table-column">
      <style:table-column-properties style:column-width="3.607cm"/>
    </style:style>
    <style:style style:name="Tabelle4.C" style:family="table-column">
      <style:table-column-properties style:column-width="5.68cm"/>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0.05pt solid #000000" fo:border-top="none" fo:border-bottom="0.05pt solid #000000"/>
    </style:style>
    <style:style style:name="Tabelle4.A23" style:family="table-cell">
      <style:table-cell-properties fo:padding="0.097cm" fo:border-left="0.05pt solid #000000" fo:border-right="none" fo:border-top="none" fo:border-bottom="0.05pt solid #000000"/>
    </style:style>
    <style:style style:name="Tabelle4.B23" style:family="table-cell">
      <style:table-cell-properties fo:padding="0.097cm" fo:border-left="0.05pt solid #000000" fo:border-right="none" fo:border-top="none" fo:border-bottom="0.05pt solid #000000"/>
    </style:style>
    <style:style style:name="Tabelle4.C23" style:family="table-cell">
      <style:table-cell-properties fo:padding="0.097cm" fo:border-left="0.05pt solid #000000" fo:border-right="0.05pt solid #000000" fo:border-top="none" fo:border-bottom="0.05pt solid #000000"/>
    </style:style>
    <style:style style:name="Tabelle4.A24" style:family="table-cell">
      <style:table-cell-properties fo:padding="0.097cm" fo:border-left="0.05pt solid #000000" fo:border-right="none" fo:border-top="none" fo:border-bottom="0.05pt solid #000000"/>
    </style:style>
    <style:style style:name="Tabelle4.B24" style:family="table-cell">
      <style:table-cell-properties fo:padding="0.097cm" fo:border-left="0.05pt solid #000000" fo:border-right="none" fo:border-top="none" fo:border-bottom="0.05pt solid #000000"/>
    </style:style>
    <style:style style:name="Tabelle4.C24" style:family="table-cell">
      <style:table-cell-properties fo:padding="0.097cm" fo:border-left="0.05pt solid #000000" fo:border-right="0.05pt solid #000000" fo:border-top="none" fo:border-bottom="0.05pt solid #000000"/>
    </style:style>
    <style:style style:name="Tabelle4.A25" style:family="table-cell">
      <style:table-cell-properties fo:padding="0.097cm" fo:border-left="0.05pt solid #000000" fo:border-right="none" fo:border-top="none" fo:border-bottom="0.05pt solid #000000"/>
    </style:style>
    <style:style style:name="Tabelle4.B25" style:family="table-cell">
      <style:table-cell-properties fo:padding="0.097cm" fo:border-left="0.05pt solid #000000" fo:border-right="none" fo:border-top="none" fo:border-bottom="0.05pt solid #000000"/>
    </style:style>
    <style:style style:name="Tabelle4.C25" style:family="table-cell">
      <style:table-cell-properties fo:padding="0.097cm" fo:border-left="0.05pt solid #000000" fo:border-right="0.05pt solid #000000" fo:border-top="none" fo:border-bottom="0.05pt solid #000000"/>
    </style:style>
    <style:style style:name="Tabelle4.A26" style:family="table-cell">
      <style:table-cell-properties fo:padding="0.097cm" fo:border-left="0.05pt solid #000000" fo:border-right="none" fo:border-top="none" fo:border-bottom="0.05pt solid #000000"/>
    </style:style>
    <style:style style:name="Tabelle4.B26" style:family="table-cell">
      <style:table-cell-properties fo:padding="0.097cm" fo:border-left="0.05pt solid #000000" fo:border-right="none" fo:border-top="none" fo:border-bottom="0.05pt solid #000000"/>
    </style:style>
    <style:style style:name="Tabelle4.C26" style:family="table-cell">
      <style:table-cell-properties fo:padding="0.097cm" fo:border-left="0.05pt solid #000000" fo:border-right="0.05pt solid #000000" fo:border-top="none" fo:border-bottom="0.05pt solid #000000"/>
    </style:style>
    <style:style style:name="Tabelle4.A27" style:family="table-cell">
      <style:table-cell-properties fo:padding="0.097cm" fo:border-left="0.05pt solid #000000" fo:border-right="none" fo:border-top="none" fo:border-bottom="0.05pt solid #000000"/>
    </style:style>
    <style:style style:name="Tabelle4.B27" style:family="table-cell">
      <style:table-cell-properties fo:padding="0.097cm" fo:border-left="0.05pt solid #000000" fo:border-right="none" fo:border-top="none" fo:border-bottom="0.05pt solid #000000"/>
    </style:style>
    <style:style style:name="Tabelle4.C2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1" fo:font-size="12pt" style:font-size-asian="12pt" style:font-size-complex="12pt"/>
    </style:style>
    <style:style style:name="P6" style:family="paragraph" style:parent-style-name="Standard">
      <style:paragraph-properties fo:text-align="start" style:justify-single-word="false"/>
      <style:text-properties style:font-name="Arial1" fo:font-size="12pt" fo:language="de" fo:country="CH" style:font-size-asian="12pt" style:font-size-complex="12pt"/>
    </style:style>
    <style:style style:name="P7" style:family="paragraph" style:parent-style-name="Table_20_Contents">
      <style:paragraph-properties style:snap-to-layout-grid="false"/>
      <style:text-properties style:font-name="Arial1" fo:font-size="11pt" style:font-size-asian="11pt" style:font-name-complex="Arial1" style:font-size-complex="11pt"/>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sian="Arial1"/>
    </style:style>
    <style:style style:name="T3" style:family="text">
      <style:text-properties fo:font-weight="normal" style:font-weight-asian="normal" style:font-weight-complex="normal"/>
    </style:style>
    <style:style style:name="T4" style:family="text">
      <style:text-properties fo:language="de" fo:country="CH"/>
    </style:style>
    <style:style style:name="T5" style:family="text">
      <style:text-properties style:font-name="Arial1" fo:font-size="12pt" fo:language="de" fo:country="CH"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atusbericht II</text:h>
      <text:p text:style-name="P3">(Mashup-Plattform)</text:p>
      <text:h text:style-name="Heading_20_2" text:outline-level="2">1. 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2" table:style-name="Tabelle2">
        <table:table-column table:style-name="Tabelle2.A"/>
        <table:table-column table:style-name="Tabelle2.B"/>
        <table:table-row>
          <table:table-cell table:style-name="Tabelle2.A1" office:value-type="string">
            <text:p text:style-name="Table_20_Contents">Bezeichung</text:p>
          </table:table-cell>
          <table:table-cell table:style-name="Tabelle2.B1" office:value-type="string">
            <text:p text:style-name="Table_20_Contents">Details</text:p>
          </table:table-cell>
        </table:table-row>
        <table:table-row>
          <table:table-cell table:style-name="Tabelle2.A2" office:value-type="string">
            <text:p text:style-name="Table_20_Contents">Cache-System</text:p>
          </table:table-cell>
          <table:table-cell table:style-name="Tabelle2.B2" office:value-type="string">
            <text:p text:style-name="Table_20_Contents">Durch das Zwischenspeichern der Daten konnten die Zugriffe auf die Fremddatenquellen reduziert und gesteuert werden. Auf diese Weise wurde auch die CPU des Rechners entlastet.</text:p>
            <text:p text:style-name="Table_20_Contents">Der Cache berücksichtigte ausserdem die Beschaffenheit der Daten.</text:p>
            <text:p text:style-name="Table_20_Contents">Im Gegensatz zu aktuellen Nachrichten, müssen beispielsweise historische Fakten nur sehr selten erneuert werden.</text:p>
          </table:table-cell>
        </table:table-row>
        <table:table-row>
          <table:table-cell table:style-name="Tabelle2.A3" office:value-type="string">
            <text:p text:style-name="Table_20_Contents">Logging-System</text:p>
          </table:table-cell>
          <table:table-cell table:style-name="Tabelle2.B3" office:value-type="string">
            <text:p text:style-name="Table_20_Contents">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omponente</text:p>
          </table:table-cell>
          <table:table-cell table:style-name="Tabelle1.A1" office:value-type="string">
            <text:p text:style-name="Table_20_Contents">verantwortlich</text:p>
          </table:table-cell>
          <table:table-cell table:style-name="Tabelle1.C1" office:value-type="string">
            <text:p text:style-name="Table_20_Contents">Details</text:p>
          </table:table-cell>
        </table:table-row>
        <table:table-row>
          <table:table-cell table:style-name="Tabelle1.A2" office:value-type="string">
            <text:p text:style-name="Table_20_Contents">Datenbank-System</text:p>
          </table:table-cell>
          <table:table-cell table:style-name="Tabelle1.B2" office:value-type="string">
            <text:p text:style-name="Table_20_Contents">Alexander Matt</text:p>
          </table:table-cell>
          <table:table-cell table:style-name="Tabelle1.C2" office:value-type="string">
            <text:p text:style-name="Table_20_Contents">- Evaluierung und Auswahl der Datenbanktechnologie</text:p>
            <text:p text:style-name="Table_20_Contents">- Administration der Datenbank</text:p>
            <text:p text:style-name="Table_20_Contents">- Bereitstellung der Datenbank-Anbindungen</text:p>
            <text:p text:style-name="Table_20_Contents">- Implementierung des Caches</text:p>
          </table:table-cell>
        </table:table-row>
        <table:table-row>
          <table:table-cell table:style-name="Tabelle1.A3" office:value-type="string">
            <text:p text:style-name="Table_20_Contents">Front-End</text:p>
          </table:table-cell>
          <table:table-cell table:style-name="Tabelle1.B3" office:value-type="string">
            <text:p text:style-name="Table_20_Contents">Jo<text:span text:style-name="T5">ë</text:span>l Poyet</text:p>
          </table:table-cell>
          <table:table-cell table:style-name="Tabelle1.C3" office:value-type="string">
            <text:p text:style-name="Table_20_Contents">- Administration des Webservers</text:p>
            <text:p text:style-name="Table_20_Contents">- Implementierung der Template-Engine</text:p>
            <text:p text:style-name="Table_20_Contents">- GUI-Programmierung (Anzeige und Navigation der Mashups)</text:p>
          </table:table-cell>
        </table:table-row>
        <table:table-row>
          <table:table-cell table:style-name="Tabelle1.A4" office:value-type="string">
            <text:p text:style-name="Table_20_Contents">Benutzer-verwaltung</text:p>
          </table:table-cell>
          <table:table-cell table:style-name="Tabelle1.B4" office:value-type="string">
            <text:p text:style-name="Table_20_Contents">Jan Wild</text:p>
          </table:table-cell>
          <table:table-cell table:style-name="Tabelle1.C4" office:value-type="string">
            <text:p text:style-name="Table_20_Contents">- (webbasierte) Authentifizierung</text:p>
            <text:p text:style-name="Table_20_Contents">- Rechte- und Rollenverwaltung</text:p>
            <text:p text:style-name="Table_20_Contents">- Deployment von Mashups</text:p>
          </table:table-cell>
        </table:table-row>
        <table:table-row>
          <table:table-cell table:style-name="Tabelle1.A5" office:value-type="string">
            <text:p text:style-name="Table_20_Contents">Kernel</text:p>
          </table:table-cell>
          <table:table-cell table:style-name="Tabelle1.B5" office:value-type="string">
            <text:p text:style-name="Table_20_Contents">Malte Wintner</text:p>
          </table:table-cell>
          <table:table-cell table:style-name="Tabelle1.C5" office:value-type="string">
            <text:p text:style-name="Table_20_Contents">- Systemklassen zum Definieren von Mashups</text:p>
            <text:p text:style-name="Table_20_Contents">- Virtualisierung der Fremddatenquellen</text:p>
            <text:p text:style-name="Table_20_Contents">- Mashup-Ausführungsmechanismus</text:p>
          </table:table-cell>
        </table:table-row>
      </table:table>
      <text:h text:style-name="Heading_20_2" text:outline-level="2">1.1. Bewertung</text:h>
      <text:p text:style-name="Text_20_body">Status: <text:span text:style-name="T1">planmässig<text:line-break/></text:span><text:soft-page-break/>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2. Termine</text:h>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ezeichnung</text:p>
          </table:table-cell>
          <table:table-cell table:style-name="Tabelle3.A1" office:value-type="string">
            <text:p text:style-name="Table_20_Contents">Status</text:p>
          </table:table-cell>
          <table:table-cell table:style-name="Tabelle3.C1" office:value-type="string">
            <text:p text:style-name="Table_20_Contents">Deadline</text:p>
          </table:table-cell>
        </table:table-row>
        <table:table-row>
          <table:table-cell table:style-name="Tabelle3.A13" office:value-type="string">
            <text:p text:style-name="P7">Projektidee<text:span text:style-name="T2"> </text:span>fixieren</text:p>
          </table:table-cell>
          <table:table-cell table:style-name="Tabelle3.B2" office:value-type="string">
            <text:p text:style-name="P7">erledigt</text:p>
          </table:table-cell>
          <table:table-cell table:style-name="Tabelle3.C2" office:value-type="string">
            <text:p text:style-name="P7">26.08.11</text:p>
          </table:table-cell>
        </table:table-row>
        <table:table-row>
          <table:table-cell table:style-name="Tabelle3.A13" office:value-type="string">
            <text:p text:style-name="P7">Kommunikation<text:span text:style-name="T2"> </text:span>etablieren</text:p>
          </table:table-cell>
          <table:table-cell table:style-name="Tabelle3.B3" office:value-type="string">
            <text:p text:style-name="P7">erledigt</text:p>
          </table:table-cell>
          <table:table-cell table:style-name="Tabelle3.C3" office:value-type="string">
            <text:p text:style-name="P7">02.09.11</text:p>
          </table:table-cell>
        </table:table-row>
        <table:table-row>
          <table:table-cell table:style-name="Tabelle3.A13" office:value-type="string">
            <text:p text:style-name="P7">Anwendungsfälle<text:span text:style-name="T2"> </text:span>aufzeichnen</text:p>
          </table:table-cell>
          <table:table-cell table:style-name="Tabelle3.B4" office:value-type="string">
            <text:p text:style-name="P7">erledigt</text:p>
          </table:table-cell>
          <table:table-cell table:style-name="Tabelle3.C4" office:value-type="string">
            <text:p text:style-name="P7">05.09.11</text:p>
          </table:table-cell>
        </table:table-row>
        <table:table-row>
          <table:table-cell table:style-name="Tabelle3.A13" office:value-type="string">
            <text:p text:style-name="P7">Anforderungen<text:span text:style-name="T2"> </text:span>und<text:span text:style-name="T2"> </text:span>Teilziele<text:span text:style-name="T2"> </text:span>festlegen</text:p>
          </table:table-cell>
          <table:table-cell table:style-name="Tabelle3.B5" office:value-type="string">
            <text:p text:style-name="P7">erledigt</text:p>
          </table:table-cell>
          <table:table-cell table:style-name="Tabelle3.C5" office:value-type="string">
            <text:p text:style-name="P7">09.09.11</text:p>
          </table:table-cell>
        </table:table-row>
        <table:table-row>
          <table:table-cell table:style-name="Tabelle3.A13" office:value-type="string">
            <text:p text:style-name="P7">Prototyp<text:span text:style-name="T2"> </text:span>entwerfen</text:p>
          </table:table-cell>
          <table:table-cell table:style-name="Tabelle3.B6" office:value-type="string">
            <text:p text:style-name="P7">erledigt</text:p>
          </table:table-cell>
          <table:table-cell table:style-name="Tabelle3.C6" office:value-type="string">
            <text:p text:style-name="P7">16.09.11</text:p>
          </table:table-cell>
        </table:table-row>
        <table:table-row>
          <table:table-cell table:style-name="Tabelle3.A13" office:value-type="string">
            <text:p text:style-name="P7">Prototyp<text:span text:style-name="T2"> </text:span>implementieren</text:p>
          </table:table-cell>
          <table:table-cell table:style-name="Tabelle3.B7" office:value-type="string">
            <text:p text:style-name="P7">erledigt</text:p>
          </table:table-cell>
          <table:table-cell table:style-name="Tabelle3.C7" office:value-type="string">
            <text:p text:style-name="P7">30.09.11</text:p>
          </table:table-cell>
        </table:table-row>
        <table:table-row>
          <table:table-cell table:style-name="Tabelle3.A13" office:value-type="string">
            <text:p text:style-name="P7">Prototyp<text:span text:style-name="T2"> </text:span>analysieren</text:p>
          </table:table-cell>
          <table:table-cell table:style-name="Tabelle3.B8" office:value-type="string">
            <text:p text:style-name="P7">erledigt</text:p>
          </table:table-cell>
          <table:table-cell table:style-name="Tabelle3.C8" office:value-type="string">
            <text:p text:style-name="P7">07.10.11</text:p>
          </table:table-cell>
        </table:table-row>
        <table:table-row>
          <table:table-cell table:style-name="Tabelle3.A13" office:value-type="string">
            <text:p text:style-name="P7">Kernsystem<text:span text:style-name="T2"> </text:span>(1.<text:span text:style-name="T2"> </text:span>Inkrement)<text:span text:style-name="T2"> </text:span>entwerfen</text:p>
          </table:table-cell>
          <table:table-cell table:style-name="Tabelle3.B9" office:value-type="string">
            <text:p text:style-name="P7">erledigt</text:p>
          </table:table-cell>
          <table:table-cell table:style-name="Tabelle3.C9" office:value-type="string">
            <text:p text:style-name="P7">21.10.11</text:p>
          </table:table-cell>
        </table:table-row>
        <table:table-row>
          <table:table-cell table:style-name="Tabelle3.A13" office:value-type="string">
            <text:p text:style-name="P7">Kernsystem<text:span text:style-name="T2"> </text:span>implementieren</text:p>
          </table:table-cell>
          <table:table-cell table:style-name="Tabelle3.B10" office:value-type="string">
            <text:p text:style-name="P7">erledigt</text:p>
          </table:table-cell>
          <table:table-cell table:style-name="Tabelle3.C10" office:value-type="string">
            <text:p text:style-name="P7">28.10.11</text:p>
          </table:table-cell>
        </table:table-row>
        <table:table-row>
          <table:table-cell table:style-name="Tabelle3.A13" office:value-type="string">
            <text:p text:style-name="P7">Kernsystem<text:span text:style-name="T2"> </text:span>testen</text:p>
          </table:table-cell>
          <table:table-cell table:style-name="Tabelle3.B11" office:value-type="string">
            <text:p text:style-name="P7">erledigt</text:p>
          </table:table-cell>
          <table:table-cell table:style-name="Tabelle3.C11" office:value-type="string">
            <text:p text:style-name="P7">04.11.11</text:p>
          </table:table-cell>
        </table:table-row>
        <table:table-row>
          <table:table-cell table:style-name="Tabelle3.A13" office:value-type="string">
            <text:p text:style-name="P7"><text:span text:style-name="T2">Webanwendung </text:span>(2.<text:span text:style-name="T2"> </text:span>Inkrement)<text:span text:style-name="T2"> </text:span>entwerfen</text:p>
          </table:table-cell>
          <table:table-cell table:style-name="Tabelle3.B12" office:value-type="string">
            <text:p text:style-name="P7">erledigt</text:p>
          </table:table-cell>
          <table:table-cell table:style-name="Tabelle3.C12" office:value-type="string">
            <text:p text:style-name="P7">18.11.11</text:p>
          </table:table-cell>
        </table:table-row>
        <table:table-row>
          <table:table-cell table:style-name="Tabelle3.A13" office:value-type="string">
            <text:p text:style-name="P7"><text:span text:style-name="T2">Webanwendung </text:span>implementieren</text:p>
          </table:table-cell>
          <table:table-cell table:style-name="Tabelle3.B13" office:value-type="string">
            <text:p text:style-name="P7">offen</text:p>
          </table:table-cell>
          <table:table-cell table:style-name="Tabelle3.C13" office:value-type="string">
            <text:p text:style-name="P7">02.12.11</text:p>
          </table:table-cell>
        </table:table-row>
        <table:table-row>
          <table:table-cell table:style-name="Tabelle3.A14" office:value-type="string">
            <text:p text:style-name="P7"><text:span text:style-name="T2">Webanwendung </text:span>testen<text:span text:style-name="T2"> </text:span>und<text:span text:style-name="T2"> </text:span>Bugs<text:span text:style-name="T2"> </text:span>beheben</text:p>
          </table:table-cell>
          <table:table-cell table:style-name="Tabelle3.B14" office:value-type="string">
            <text:p text:style-name="P7">offen</text:p>
          </table:table-cell>
          <table:table-cell table:style-name="Tabelle3.C14" office:value-type="string">
            <text:p text:style-name="P7">16.12.11</text:p>
          </table:table-cell>
        </table:table-row>
      </table:table>
      <text:h text:style-name="Heading_20_2" text:outline-level="2">2.1. Bewertung</text:h>
      <text:p text:style-name="Text_20_body">Status: <text:span text:style-name="T1">planmässig</text:span></text:p>
      <text:h text:style-name="Heading_20_2" text:outline-level="2">3. Lieferobjekte</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ezeichnung</text:p>
          </table:table-cell>
          <table:table-cell table:style-name="Tabelle4.A1" office:value-type="string">
            <text:p text:style-name="Table_20_Contents">Status</text:p>
          </table:table-cell>
          <table:table-cell table:style-name="Tabelle4.C1" office:value-type="string">
            <text:p text:style-name="Table_20_Contents">Deadline</text:p>
          </table:table-cell>
        </table:table-row>
        <table:table-row>
          <table:table-cell table:style-name="Tabelle4.A2" office:value-type="string">
            <text:p text:style-name="P7">Projektauftrag</text:p>
          </table:table-cell>
          <table:table-cell table:style-name="Tabelle4.B2" office:value-type="string">
            <text:p text:style-name="P7">erledigt</text:p>
          </table:table-cell>
          <table:table-cell table:style-name="Tabelle4.C2" office:value-type="string">
            <text:p text:style-name="P7">02.09.11</text:p>
          </table:table-cell>
        </table:table-row>
        <table:table-row>
          <table:table-cell table:style-name="Tabelle4.A23" office:value-type="string">
            <text:p text:style-name="P7">Projektstruktur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Phasen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Terminplan</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Systemidee</text:p>
          </table:table-cell>
          <table:table-cell table:style-name="Tabelle4.B23" office:value-type="string">
            <text:p text:style-name="P7">erledigt</text:p>
          </table:table-cell>
          <table:table-cell table:style-name="Tabelle4.C23" office:value-type="string">
            <text:p text:style-name="P7">02.09.11</text:p>
          </table:table-cell>
        </table:table-row>
        <table:table-row>
          <table:table-cell table:style-name="Tabelle4.A23" office:value-type="string">
            <text:p text:style-name="P7">Systemanwendungsfälle</text:p>
          </table:table-cell>
          <table:table-cell table:style-name="Tabelle4.B23" office:value-type="string">
            <text:p text:style-name="P7">erledigt</text:p>
          </table:table-cell>
          <table:table-cell table:style-name="Tabelle4.C23" office:value-type="string">
            <text:p text:style-name="P7">05.09.11</text:p>
          </table:table-cell>
        </table:table-row>
        <table:table-row>
          <table:table-cell table:style-name="Tabelle4.A23" office:value-type="string">
            <text:p text:style-name="P7">begründeter Lösungsansatz</text:p>
          </table:table-cell>
          <table:table-cell table:style-name="Tabelle4.B23" office:value-type="string">
            <text:p text:style-name="P7">erledigt</text:p>
          </table:table-cell>
          <table:table-cell table:style-name="Tabelle4.C23" office:value-type="string">
            <text:p text:style-name="P7">09.09.11</text:p>
          </table:table-cell>
        </table:table-row>
        <table:table-row>
          <table:table-cell table:style-name="Tabelle4.A23" office:value-type="string">
            <text:p text:style-name="P7">Softwarearchitektur<text:span text:style-name="T2"> </text:span>(Prototyp)</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Klassenmodelle<text:span text:style-name="T2"> </text:span>(Prototyp)</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Coderichtlinien</text:p>
          </table:table-cell>
          <table:table-cell table:style-name="Tabelle4.B23" office:value-type="string">
            <text:p text:style-name="P7">erledigt</text:p>
          </table:table-cell>
          <table:table-cell table:style-name="Tabelle4.C23" office:value-type="string">
            <text:p text:style-name="P7">16.09.11</text:p>
          </table:table-cell>
        </table:table-row>
        <table:table-row>
          <table:table-cell table:style-name="Tabelle4.A23" office:value-type="string">
            <text:p text:style-name="P7">1.<text:span text:style-name="T2"> </text:span>Statusbericht<text:span text:style-name="T2"> </text:span>(vorliegendes<text:span text:style-name="T2"> </text:span>Dokument)</text:p>
          </table:table-cell>
          <table:table-cell table:style-name="Tabelle4.B23" office:value-type="string">
            <text:p text:style-name="P7">erledigt</text:p>
          </table:table-cell>
          <table:table-cell table:style-name="Tabelle4.C23" office:value-type="string">
            <text:p text:style-name="P7">20.09.11</text:p>
          </table:table-cell>
        </table:table-row>
        <text:soft-page-break/>
        <table:table-row>
          <table:table-cell table:style-name="Tabelle4.A23" office:value-type="string">
            <text:p text:style-name="P7">Softwarearchitektur<text:span text:style-name="T2"> </text:span>(1.<text:span text:style-name="T2"> </text:span>Inkrement)</text:p>
          </table:table-cell>
          <table:table-cell table:style-name="Tabelle4.B23" office:value-type="string">
            <text:p text:style-name="P7">erledigt</text:p>
          </table:table-cell>
          <table:table-cell table:style-name="Tabelle4.C23" office:value-type="string">
            <text:p text:style-name="P7">14.10.11</text:p>
          </table:table-cell>
        </table:table-row>
        <table:table-row>
          <table:table-cell table:style-name="Tabelle4.A23" office:value-type="string">
            <text:p text:style-name="P7">Klassenmodelle<text:span text:style-name="T2"> </text:span>(1.<text:span text:style-name="T2"> </text:span>Inkrement)</text:p>
          </table:table-cell>
          <table:table-cell table:style-name="Tabelle4.B23" office:value-type="string">
            <text:p text:style-name="P7">erledigt</text:p>
          </table:table-cell>
          <table:table-cell table:style-name="Tabelle4.C23" office:value-type="string">
            <text:p text:style-name="P7">21.10.11</text:p>
          </table:table-cell>
        </table:table-row>
        <table:table-row>
          <table:table-cell table:style-name="Tabelle4.A23" office:value-type="string">
            <text:p text:style-name="P7">2.<text:span text:style-name="T2"> </text:span>Statusbericht</text:p>
          </table:table-cell>
          <table:table-cell table:style-name="Tabelle4.B23" office:value-type="string">
            <text:p text:style-name="P7">erledigt</text:p>
          </table:table-cell>
          <table:table-cell table:style-name="Tabelle4.C23" office:value-type="string">
            <text:p text:style-name="P7">15.11.11</text:p>
          </table:table-cell>
        </table:table-row>
        <table:table-row>
          <table:table-cell table:style-name="Tabelle4.A23" office:value-type="string">
            <text:p text:style-name="P7">Softwarearchitektur<text:span text:style-name="T2"> </text:span>(2.<text:span text:style-name="T2"> </text:span>Inkrement)</text:p>
          </table:table-cell>
          <table:table-cell table:style-name="Tabelle4.B23" office:value-type="string">
            <text:p text:style-name="P7">erledigt</text:p>
          </table:table-cell>
          <table:table-cell table:style-name="Tabelle4.C23" office:value-type="string">
            <text:p text:style-name="P7">15.11.11</text:p>
          </table:table-cell>
        </table:table-row>
        <table:table-row>
          <table:table-cell table:style-name="Tabelle4.A23" office:value-type="string">
            <text:p text:style-name="P7">Klassenmodelle<text:span text:style-name="T2"> </text:span>(2.<text:span text:style-name="T2"> </text:span>Inkrement)</text:p>
          </table:table-cell>
          <table:table-cell table:style-name="Tabelle4.B23" office:value-type="string">
            <text:p text:style-name="P7">erledigt</text:p>
          </table:table-cell>
          <table:table-cell table:style-name="Tabelle4.C23" office:value-type="string">
            <text:p text:style-name="P7">18.11.11</text:p>
          </table:table-cell>
        </table:table-row>
        <table:table-row>
          <table:table-cell table:style-name="Tabelle4.A23" office:value-type="string">
            <text:p text:style-name="P7">Domänenmodell</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Systemablaufmodelle</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Schnittstellenbeschreibung</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Datenmodell</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Dynamische<text:span text:style-name="T2"> </text:span>Modelle</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3" office:value-type="string">
            <text:p text:style-name="P7">Testkonzept</text:p>
          </table:table-cell>
          <table:table-cell table:style-name="Tabelle4.B23" office:value-type="string">
            <text:p text:style-name="P7">offen</text:p>
          </table:table-cell>
          <table:table-cell table:style-name="Tabelle4.C23" office:value-type="string">
            <text:p text:style-name="P7">01.12.11</text:p>
          </table:table-cell>
        </table:table-row>
        <table:table-row>
          <table:table-cell table:style-name="Tabelle4.A24" office:value-type="string">
            <text:p text:style-name="P7">GUI-Spezifikationen</text:p>
          </table:table-cell>
          <table:table-cell table:style-name="Tabelle4.B24" office:value-type="string">
            <text:p text:style-name="P7">offen</text:p>
          </table:table-cell>
          <table:table-cell table:style-name="Tabelle4.C24" office:value-type="string">
            <text:p text:style-name="P7">01.12.11</text:p>
          </table:table-cell>
        </table:table-row>
        <table:table-row>
          <table:table-cell table:style-name="Tabelle4.A25" office:value-type="string">
            <text:p text:style-name="P7">Lieferobjekte und Installationsanleitung</text:p>
          </table:table-cell>
          <table:table-cell table:style-name="Tabelle4.B25" office:value-type="string">
            <text:p text:style-name="P7">offen</text:p>
          </table:table-cell>
          <table:table-cell table:style-name="Tabelle4.C25" office:value-type="string">
            <text:p text:style-name="P7">15.12.11</text:p>
          </table:table-cell>
        </table:table-row>
        <table:table-row>
          <table:table-cell table:style-name="Tabelle4.A26" office:value-type="string">
            <text:p text:style-name="P7">Quellcode (abgelegt auf USB-Stick)</text:p>
          </table:table-cell>
          <table:table-cell table:style-name="Tabelle4.B26" office:value-type="string">
            <text:p text:style-name="P7">offen</text:p>
          </table:table-cell>
          <table:table-cell table:style-name="Tabelle4.C26" office:value-type="string">
            <text:p text:style-name="P7">15.12.11</text:p>
          </table:table-cell>
        </table:table-row>
        <table:table-row>
          <table:table-cell table:style-name="Tabelle4.A27" office:value-type="string">
            <text:p text:style-name="P7">Testprotokolle</text:p>
          </table:table-cell>
          <table:table-cell table:style-name="Tabelle4.B27" office:value-type="string">
            <text:p text:style-name="P7">offen</text:p>
          </table:table-cell>
          <table:table-cell table:style-name="Tabelle4.C27" office:value-type="string">
            <text:p text:style-name="P7">15.12.11</text:p>
          </table:table-cell>
        </table:table-row>
      </table:table>
      <text:h text:style-name="Heading_20_2" text:outline-level="2">3.1. Bewertung</text:h>
      <text:p text:style-name="Text_20_body">Status: <text:span text:style-name="T1">planmässig<text:line-break/></text:span><text:span text:style-name="T3">Das Verfassen der Dokumente beanspruchte mehr Zeit als anfangs erwartet.</text:span></text:p>
      <text:h text:style-name="Heading_20_2" text:outline-level="2">4. Qualität</text:h>
      <text:p text:style-name="Text_20_body">Status: <text:span text:style-name="T1">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5. andere Probleme</text:h>
      <text:p text:style-name="Text_20_body">keine</text:p>
      <text:h text:style-name="Heading_20_2" text:outline-level="2">6. nächste Schritte</text:h>
      <text:p text:style-name="Text_20_body">Der nächste Schritt ist die Implementierung des Gesamtsystems (2. Inkrement). Jedes Teammitglied konzentriert sich dabei auf die ihm zugewiesene Komponente.</text:p>
      <text:h text:style-name="Heading_20_2" text:outline-level="2">7. aktualisierte Rollenorganisation</text:h>
      <text:p text:style-name="P4">Alexander Matt (Auftraggeber)</text:p>
      <text:p text:style-name="P5">Jo<text:span text:style-name="T4">ël Poyet (Projektmitarbeiter)</text:span></text:p>
      <text:p text:style-name="P6">Jan Wild (Projektleiter)</text:p>
      <text:p text:style-name="P6">Malte Wintner (Projektmitarbei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CH"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2.11.2011 - FFHS - BSc INF 2009 ZH1 - Modul PA - Die Häkler</text:p>
      </style:header>
      <style:footer>
        <text:p text:style-name="MP2"><text:page-number text:select-page="current">2</text:page-number>/<text:page-count>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lte </meta:initial-creator>
    <meta:creation-date>2011-11-12T09:08:16.32</meta:creation-date>
    <meta:generator>LibreOffice/3.4$Win32 LibreOffice_project/340m1$Build-302</meta:generator>
    <dc:date>2011-12-11T18:27:33.26</dc:date>
    <dc:creator>Malte </dc:creator>
    <meta:editing-duration>PT8H59M19S</meta:editing-duration>
    <meta:editing-cycles>93</meta:editing-cycles>
    <meta:document-statistic meta:table-count="4" meta:image-count="0" meta:object-count="0" meta:page-count="3" meta:paragraph-count="181" meta:word-count="543" meta:character-count="4539" meta:non-whitespace-character-count="4177"/>
  </office:meta>
</office:document-meta>
</file>